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officeooo:rsid="0005e821" officeooo:paragraph-rsid="0005e821"/>
    </style:style>
    <style:style style:name="P2" style:family="paragraph" style:parent-style-name="Text_20_body">
      <style:text-properties officeooo:rsid="002969c2" officeooo:paragraph-rsid="002969c2"/>
    </style:style>
    <style:style style:name="P3" style:family="paragraph" style:parent-style-name="Text_20_body">
      <style:text-properties officeooo:rsid="002c6f77" officeooo:paragraph-rsid="0029acff"/>
    </style:style>
    <style:style style:name="P4" style:family="paragraph" style:parent-style-name="Text_20_body">
      <style:text-properties officeooo:rsid="0030a39c" officeooo:paragraph-rsid="0030a39c"/>
    </style:style>
    <style:style style:name="P5" style:family="paragraph" style:parent-style-name="Text_20_body">
      <style:text-properties officeooo:rsid="0030a39c" officeooo:paragraph-rsid="003452fc"/>
    </style:style>
    <style:style style:name="P6" style:family="paragraph" style:parent-style-name="Text_20_body">
      <style:text-properties officeooo:rsid="0031a226" officeooo:paragraph-rsid="003452fc"/>
    </style:style>
    <style:style style:name="P7" style:family="paragraph" style:parent-style-name="Text_20_body">
      <style:text-properties officeooo:rsid="0033317d" officeooo:paragraph-rsid="003452fc"/>
    </style:style>
    <style:style style:name="P8" style:family="paragraph" style:parent-style-name="Text_20_body">
      <style:text-properties officeooo:rsid="003452fc" officeooo:paragraph-rsid="003452fc"/>
    </style:style>
    <style:style style:name="P9" style:family="paragraph" style:parent-style-name="Text_20_body">
      <style:text-properties officeooo:rsid="0034bfa7" officeooo:paragraph-rsid="0034bfa7"/>
    </style:style>
    <style:style style:name="P10" style:family="paragraph" style:parent-style-name="Text_20_body">
      <style:text-properties officeooo:rsid="0035ec1d" officeooo:paragraph-rsid="0035ec1d"/>
    </style:style>
    <style:style style:name="P11" style:family="paragraph" style:parent-style-name="Text_20_body">
      <style:paragraph-properties text:number-lines="false" text:line-number="0"/>
      <style:text-properties officeooo:rsid="0017a691" officeooo:paragraph-rsid="0017a691"/>
    </style:style>
    <style:style style:name="P12" style:family="paragraph" style:parent-style-name="Text_20_body">
      <style:paragraph-properties text:number-lines="false" text:line-number="0"/>
      <style:text-properties officeooo:rsid="002f2c51" officeooo:paragraph-rsid="002f2c51"/>
    </style:style>
    <style:style style:name="P13" style:family="paragraph" style:parent-style-name="Text_20_body">
      <style:paragraph-properties text:number-lines="false" text:line-number="0"/>
      <style:text-properties officeooo:rsid="0030a39c" officeooo:paragraph-rsid="0030a39c"/>
    </style:style>
    <style:style style:name="P1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rsid="003452fc" officeooo:paragraph-rsid="003452fc"/>
    </style:style>
    <style:style style:name="P18" style:family="paragraph" style:parent-style-name="Text_20_body">
      <style:text-properties officeooo:rsid="002969c2" officeooo:paragraph-rsid="002969c2"/>
    </style:style>
    <style:style style:name="P19" style:family="paragraph" style:parent-style-name="Heading_20_2">
      <style:text-properties officeooo:paragraph-rsid="003452fc"/>
    </style:style>
    <style:style style:name="P20" style:family="paragraph" style:parent-style-name="Heading_20_2">
      <style:text-properties officeooo:rsid="0030a39c" officeooo:paragraph-rsid="003452fc"/>
    </style:style>
    <style:style style:name="P21" style:family="paragraph" style:parent-style-name="Heading_20_2">
      <style:text-properties officeooo:rsid="00077e17"/>
    </style:style>
    <style:style style:name="P22" style:family="paragraph" style:parent-style-name="Heading_20_2">
      <style:text-properties officeooo:rsid="001b088e"/>
    </style:style>
    <style:style style:name="P23" style:family="paragraph" style:parent-style-name="Heading_20_1">
      <style:text-properties officeooo:rsid="000c2bc7"/>
    </style:style>
    <style:style style:name="P24" style:family="paragraph" style:parent-style-name="Heading_20_1">
      <style:text-properties officeooo:rsid="0005e821"/>
    </style:style>
    <style:style style:name="P25" style:family="paragraph" style:parent-style-name="Heading_20_1">
      <style:paragraph-properties text:number-lines="false" text:line-number="0"/>
      <style:text-properties officeooo:rsid="000a7cf1" officeooo:paragraph-rsid="000a7cf1"/>
    </style:style>
    <style:style style:name="P26" style:family="paragraph" style:parent-style-name="Heading_20_1">
      <style:paragraph-properties text:number-lines="false" text:line-number="0"/>
      <style:text-properties officeooo:paragraph-rsid="00135310"/>
    </style:style>
    <style:style style:name="P27" style:family="paragraph" style:parent-style-name="Heading_20_1">
      <style:paragraph-properties text:number-lines="false" text:line-number="0"/>
      <style:text-properties officeooo:rsid="003452fc" officeooo:paragraph-rsid="003452fc"/>
    </style:style>
    <style:style style:name="P28" style:family="paragraph" style:parent-style-name="Heading_20_3">
      <style:text-properties officeooo:paragraph-rsid="003452fc"/>
    </style:style>
    <style:style style:name="P29" style:family="paragraph" style:parent-style-name="Heading_20_3">
      <style:text-properties officeooo:rsid="000b257d"/>
    </style:style>
    <style:style style:name="P30" style:family="paragraph" style:parent-style-name="Heading_20_3">
      <style:text-properties officeooo:paragraph-rsid="000b257d"/>
    </style:style>
    <style:style style:name="T1" style:family="text">
      <style:text-properties officeooo:rsid="002768fe"/>
    </style:style>
    <style:style style:name="T2" style:family="text">
      <style:text-properties officeooo:rsid="002969c2"/>
    </style:style>
    <style:style style:name="T3" style:family="text">
      <style:text-properties officeooo:rsid="002f2c51"/>
    </style:style>
    <style:style style:name="T4" style:family="text">
      <style:text-properties officeooo:rsid="0030a39c"/>
    </style:style>
    <style:style style:name="T5" style:family="text">
      <style:text-properties officeooo:rsid="0031a226"/>
    </style:style>
    <style:style style:name="T6" style:family="text">
      <style:text-properties officeooo:rsid="003452fc"/>
    </style:style>
    <style:style style:name="T7" style:family="text">
      <style:text-properties officeooo:rsid="0036b55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">Carnival Bear</text:span> GDD</text:p>
      <text:p text:style-name="P1">Andrew Perrault – <text:span text:style-name="T3">Dec 11</text:span>, 2015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<text:a xlink:type="simple" xlink:href="#__RefHeading__160_824592603" text:style-name="Index_20_Link" text:visited-style-name="Index_20_Link"><text:s/>1 Overview<text:tab/>1</text:a></text:p>
          <text:p text:style-name="P16"><text:a xlink:type="simple" xlink:href="#__RefHeading__181_824592603" text:style-name="Index_20_Link" text:visited-style-name="Index_20_Link"><text:s/>1.1 Setting/Theme<text:tab/>1</text:a></text:p>
          <text:p text:style-name="P16"><text:a xlink:type="simple" xlink:href="#__RefHeading__206_824592603" text:style-name="Index_20_Link" text:visited-style-name="Index_20_Link"><text:s/>1.2 Player End-Goals<text:tab/>2</text:a></text:p>
          <text:p text:style-name="P16"><text:a xlink:type="simple" xlink:href="#__RefHeading__164_824592603" text:style-name="Index_20_Link" text:visited-style-name="Index_20_Link"><text:s/>1.3 Platforms<text:tab/>2</text:a></text:p>
          <text:p text:style-name="P14"><text:a xlink:type="simple" xlink:href="#__RefHeading__168_824592603" text:style-name="Index_20_Link" text:visited-style-name="Index_20_Link"><text:s/>2 Controls and Mechanics<text:tab/>2</text:a></text:p>
          <text:p text:style-name="P16"><text:a xlink:type="simple" xlink:href="#__RefHeading__579_691241828" text:style-name="Index_20_Link" text:visited-style-name="Index_20_Link"><text:s/>2.1 Health<text:tab/>2</text:a></text:p>
          <text:p text:style-name="P14"><text:a xlink:type="simple" xlink:href="#__RefHeading__581_691241828" text:style-name="Index_20_Link" text:visited-style-name="Index_20_Link"><text:s/>3 Game Objects<text:tab/>2</text:a></text:p>
          <text:p text:style-name="P16"><text:a xlink:type="simple" xlink:href="#__RefHeading__340_1886235188" text:style-name="Index_20_Link" text:visited-style-name="Index_20_Link"><text:s/>3.1 Enemies<text:tab/>2</text:a></text:p>
          <text:p text:style-name="P15"><text:a xlink:type="simple" xlink:href="#__RefHeading__583_691241828" text:style-name="Index_20_Link" text:visited-style-name="Index_20_Link"><text:s/>3.1.1 Robot Drones<text:tab/>2</text:a></text:p>
          <text:p text:style-name="P15"><text:a xlink:type="simple" xlink:href="#__RefHeading__585_691241828" text:style-name="Index_20_Link" text:visited-style-name="Index_20_Link"><text:s/>3.1.2 Roller Mines<text:tab/>2</text:a></text:p>
          <text:p text:style-name="P15"><text:a xlink:type="simple" xlink:href="#__RefHeading__587_691241828" text:style-name="Index_20_Link" text:visited-style-name="Index_20_Link"><text:s/>3.1.3 Laser Beam Drones<text:tab/>3</text:a></text:p>
          <text:p text:style-name="P15"><text:a xlink:type="simple" xlink:href="#__RefHeading__589_691241828" text:style-name="Index_20_Link" text:visited-style-name="Index_20_Link"><text:s/>3.1.4 Little Green Men<text:tab/>3</text:a></text:p>
          <text:p text:style-name="P15"><text:a xlink:type="simple" xlink:href="#__RefHeading__591_691241828" text:style-name="Index_20_Link" text:visited-style-name="Index_20_Link"><text:s/>3.1.5 Robot Roller Tanks<text:tab/>3</text:a></text:p>
          <text:p text:style-name="P16"><text:a xlink:type="simple" xlink:href="#__RefHeading__342_1886235188" text:style-name="Index_20_Link" text:visited-style-name="Index_20_Link"><text:s/>3.2 Hazards<text:tab/>3</text:a></text:p>
          <text:p text:style-name="P15"><text:a xlink:type="simple" xlink:href="#__RefHeading__593_691241828" text:style-name="Index_20_Link" text:visited-style-name="Index_20_Link"><text:s/>3.2.1 Fire<text:tab/>3</text:a></text:p>
          <text:p text:style-name="P15"><text:a xlink:type="simple" xlink:href="#__RefHeading__595_691241828" text:style-name="Index_20_Link" text:visited-style-name="Index_20_Link"><text:s/>3.2.2 Electricity Zappers<text:tab/>3</text:a></text:p>
          <text:p text:style-name="P15"><text:a xlink:type="simple" xlink:href="#__RefHeading__597_691241828" text:style-name="Index_20_Link" text:visited-style-name="Index_20_Link"><text:s/>3.2.3 Zapper Arms<text:tab/>3</text:a></text:p>
          <text:p text:style-name="P14"><text:a xlink:type="simple" xlink:href="#__RefHeading__183_824592603" text:style-name="Index_20_Link" text:visited-style-name="Index_20_Link"><text:s/>4 Screens<text:tab/>3</text:a></text:p>
          <text:p text:style-name="P16"><text:a xlink:type="simple" xlink:href="#__RefHeading__208_824592603" text:style-name="Index_20_Link" text:visited-style-name="Index_20_Link"><text:s/>4.1 Game Screen<text:tab/>3</text:a></text:p>
          <text:p text:style-name="P15"><text:a xlink:type="simple" xlink:href="#__RefHeading__210_824592603" text:style-name="Index_20_Link" text:visited-style-name="Index_20_Link"><text:s/>4.1.1 Gameplay Layer<text:tab/>3</text:a></text:p>
          <text:p text:style-name="P15"><text:a xlink:type="simple" xlink:href="#__RefHeading__212_824592603" text:style-name="Index_20_Link" text:visited-style-name="Index_20_Link"><text:s/>4.1.2 UI<text:tab/>3</text:a></text:p>
          <text:p text:style-name="P16"><text:a xlink:type="simple" xlink:href="#__RefHeading__187_824592603" text:style-name="Index_20_Link" text:visited-style-name="Index_20_Link"><text:s/>4.2 Main Menu<text:tab/>4</text:a></text:p>
          <text:p text:style-name="P16"><text:a xlink:type="simple" xlink:href="#__RefHeading__191_824592603" text:style-name="Index_20_Link" text:visited-style-name="Index_20_Link"><text:s/>4.3 Options<text:tab/>4</text:a></text:p>
          <text:p text:style-name="P16"><text:a xlink:type="simple" xlink:href="#__RefHeading__397_467049704" text:style-name="Index_20_Link" text:visited-style-name="Index_20_Link"><text:s/>4.4 Credits Screen<text:tab/>4</text:a></text:p>
          <text:p text:style-name="P14"><text:a xlink:type="simple" xlink:href="#__RefHeading__199_824592603" text:style-name="Index_20_Link" text:visited-style-name="Index_20_Link"><text:s/>5 Technical Design<text:tab/>4</text:a></text:p>
          <text:p text:style-name="P14"><text:a xlink:type="simple" xlink:href="#__RefHeading__201_824592603" text:style-name="Index_20_Link" text:visited-style-name="Index_20_Link"><text:s/>6 Appendix A Options for the Future<text:tab/>4</text:a></text:p>
        </text:index-body>
      </text:table-of-content>
      <text:h text:style-name="P25" text:outline-level="1"><text:bookmark-start text:name="__RefHeading__160_824592603"/>Overview<text:bookmark-end text:name="__RefHeading__160_824592603"/></text:h>
      <text:p text:style-name="P12">This game will be a side scrolling beat-em-up in the style of Double Dragon or Kung Fu (Atari 7800/NES/Commadore 64). <text:s/>You play Snuggles the chainsaw juggling carnival bear. <text:s/>Aliens <text:span text:style-name="T4">invade the carnival and start kidnapping people and taking them back to their flying saucer. <text:s/>Our hero has to fight through five levels to defeat the aliens and save the world. <text:s/>Challenges to the player will be waves of enemies broken up by simple jumping and hazard avoidance sections.</text:span></text:p>
      <text:h text:style-name="Heading_20_2" text:outline-level="2"><text:bookmark-start text:name="__RefHeading__181_824592603"/>Setting/Theme<text:bookmark-end text:name="__RefHeading__181_824592603"/></text:h>
      <text:p text:style-name="P13">The game has five levels. <text:s/>The first level starts at Snuggles' chainsaw juggling show. <text:s/>The second level is also at the carnival. <text:s/>Level 3 is set in a fun-house. <text:s/>In level 4 Snuggles fights his way onto the aliens <text:soft-page-break/>flying saucer. <text:s/>In the last level Snuggles flies the saucer back to the alien mother ship to fight the end boss and win the game.</text:p>
      <text:h text:style-name="Heading_20_2" text:outline-level="2"><text:bookmark-start text:name="__RefHeading__206_824592603"/>Player End-Goals<text:bookmark-end text:name="__RefHeading__206_824592603"/></text:h>
      <text:p text:style-name="P4">Each level will have waves of enemy aliens and robot attacking Snuggles. <text:s/>You have to time his attacks to destroy the enemies. <text:s/>Levels will have mini-bosss at the end and one final boss on level 5.</text:p>
      <text:h text:style-name="Heading_20_2" text:outline-level="2"><text:bookmark-start text:name="__RefHeading__164_824592603"/>Platforms<text:bookmark-end text:name="__RefHeading__164_824592603"/></text:h>
      <text:p text:style-name="P11"><text:s/><text:span text:style-name="T1">The game will be made in Unity. <text:s/>Unity allows me to prototype behaviour quickly without worrying about engine code. <text:s/>The game will be designed with console and PC in mind but is likely to be small enough to work on a phone also.</text:span></text:p>
      <text:h text:style-name="P26" text:outline-level="1"><text:bookmark-start text:name="__RefHeading__168_824592603"/>Controls <text:span text:style-name="T6">and Mechanics</text:span><text:bookmark-end text:name="__RefHeading__168_824592603"/></text:h>
      <text:p text:style-name="P8">The controls will be simple. <text:s/>Left stick to move. <text:s/>There will be two different attack buttons for chainsaw and kick and pushing buttons in combinations will do different moves. <text:s/>The will also be a jump button.</text:p>
      <text:h text:style-name="P19" text:outline-level="2"><text:bookmark-start text:name="__RefHeading__579_691241828"/>Health<text:bookmark-end text:name="__RefHeading__579_691241828"/></text:h>
      <text:p text:style-name="P8">The player will have a health bar. <text:s/>Health can be replenished by finding turkey legs hidden around the levels.</text:p>
      <text:h text:style-name="P27" text:outline-level="1"><text:bookmark-start text:name="__RefHeading__581_691241828"/>Game Objects<text:bookmark-end text:name="__RefHeading__581_691241828"/></text:h>
      <text:h text:style-name="P20" text:outline-level="2"><text:bookmark-start text:name="__RefHeading__340_1886235188"/>Enemies<text:bookmark-end text:name="__RefHeading__340_1886235188"/></text:h>
      <text:p text:style-name="P5">Enemies will have very simple AI and they will basically run at the player to be killed. <text:s/>Mini bosses will have slightly more complicated attack patterns and take more hits to kill than regular enemies.</text:p>
      <text:h text:style-name="P28" text:outline-level="3"><text:bookmark-start text:name="__RefHeading__583_691241828"/>Robot Drones<text:bookmark-end text:name="__RefHeading__583_691241828"/></text:h>
      <text:p text:style-name="P5">These are the basic waves <text:span text:style-name="T5">of mindless enemies. <text:s/>The will run at the player from both sides of the screens and spawn in waves throughout all levels of the game. <text:s/>The drones will attampt to grab Snuggles and zap him with electricity doing damage.</text:span></text:p>
      <text:h text:style-name="P28" text:outline-level="3"><text:bookmark-start text:name="__RefHeading__585_691241828"/>Roller Mines<text:bookmark-end text:name="__RefHeading__585_691241828"/></text:h>
      <text:p text:style-name="P6">These are small exploding balls that come at the player. <text:s/>The roller mines will explode on contact and the player will have to jump over them to avoid being hit.</text:p>
      <text:h text:style-name="P28" text:outline-level="3"><text:bookmark-start text:name="__RefHeading__587_691241828"/><text:soft-page-break/>Laser Beam Drones<text:bookmark-end text:name="__RefHeading__587_691241828"/></text:h>
      <text:p text:style-name="P7">These are similar to the basic drones but have range and force the player to dodge and jump to get close. <text:s/>The help break up and complicate the fights in the later level. <text:s/>They are easy to kill and only take one or two shots similar to the regular drones.</text:p>
      <text:h text:style-name="P28" text:outline-level="3"><text:bookmark-start text:name="__RefHeading__589_691241828"/>Little Green Men<text:bookmark-end text:name="__RefHeading__589_691241828"/></text:h>
      <text:p text:style-name="P7">These are annoying little ass holes that run on to the side of the screen zap you once and run away. <text:s/>They don't do much damage but they are hard to kill and they will persist though the level until you kill them.</text:p>
      <text:h text:style-name="P28" text:outline-level="3"><text:bookmark-start text:name="__RefHeading__591_691241828"/>Robot Roller Tanks<text:bookmark-end text:name="__RefHeading__591_691241828"/></text:h>
      <text:p text:style-name="P8">These are vehicles piloted by the little green men. <text:s/>They will be much harder to kill than regular enemies and will be mini-boses of the early levels and regular enemies at the end of the game.</text:p>
      <text:h text:style-name="P20" text:outline-level="2"><text:bookmark-start text:name="__RefHeading__342_1886235188"/>Hazards<text:bookmark-end text:name="__RefHeading__342_1886235188"/></text:h>
      <text:h text:style-name="P28" text:outline-level="3"><text:bookmark-start text:name="__RefHeading__593_691241828"/>Fire<text:bookmark-end text:name="__RefHeading__593_691241828"/></text:h>
      <text:p text:style-name="P8">It's fire. <text:s/>It hurts.</text:p>
      <text:h text:style-name="P28" text:outline-level="3"><text:bookmark-start text:name="__RefHeading__595_691241828"/>Electricity Zappers<text:bookmark-end text:name="__RefHeading__595_691241828"/></text:h>
      <text:p text:style-name="P8">Traps set by the little green men.</text:p>
      <text:h text:style-name="P28" text:outline-level="3"><text:bookmark-start text:name="__RefHeading__597_691241828"/>Zapper Arms<text:bookmark-end text:name="__RefHeading__597_691241828"/></text:h>
      <text:p text:style-name="P8">These are hazards/enemies found on the last level that try to hit the player with electricity.</text:p>
      <text:h text:style-name="P23" text:outline-level="1"><text:bookmark-start text:name="__RefHeading__183_824592603"/><text:span text:style-name="T2">S</text:span>creens<text:bookmark-end text:name="__RefHeading__183_824592603"/></text:h>
      <text:h text:style-name="Heading_20_2" text:outline-level="2"><text:bookmark-start text:name="__RefHeading__208_824592603"/>Game Screen<text:bookmark-end text:name="__RefHeading__208_824592603"/></text:h>
      <text:h text:style-name="P29" text:outline-level="3"><text:bookmark-start text:name="__RefHeading__210_824592603"/>Gameplay Layer<text:bookmark-end text:name="__RefHeading__210_824592603"/></text:h>
      <text:p text:style-name="P8">The camera will be fixed on the player and scroll left and right. <text:s/>When the player encounters a boss the screen will lock until they win or die.</text:p>
      <text:h text:style-name="P30" text:outline-level="3"><text:bookmark-start text:name="__RefHeading__212_824592603"/>UI<text:bookmark-end text:name="__RefHeading__212_824592603"/></text:h>
      <text:p text:style-name="P8">The UI will have a heath bar, a timer and a score. <text:s/>You will get bonus score based on how fast you finish a level.</text:p>
      <text:h text:style-name="P21" text:outline-level="2"><text:bookmark-start text:name="__RefHeading__187_824592603"/><text:soft-page-break/>Main Menu<text:bookmark-end text:name="__RefHeading__187_824592603"/></text:h>
      <text:p text:style-name="P2">The main menu will be simple. <text:s/>Start game, options, credits and exit.</text:p>
      <text:h text:style-name="Heading_20_2" text:outline-level="2"><text:bookmark-start text:name="__RefHeading__191_824592603"/>Options<text:bookmark-end text:name="__RefHeading__191_824592603"/></text:h>
      <text:p text:style-name="P2">Music and SFX volume controls. <text:s/>Particle or graphics settings may be appropriate in the future but not for the prototype.</text:p>
      <text:h text:style-name="P22" text:outline-level="2"><text:bookmark-start text:name="__RefHeading__397_467049704"/><text:span text:style-name="T2">Credits</text:span> Screen<text:bookmark-end text:name="__RefHeading__397_467049704"/></text:h>
      <text:p text:style-name="P2">Credits.</text:p>
      <text:p text:style-name="P3"/>
      <text:h text:style-name="P24" text:outline-level="1"><text:bookmark-start text:name="__RefHeading__199_824592603"/>Technical Design<text:bookmark-end text:name="__RefHeading__199_824592603"/></text:h>
      <text:h text:style-name="Heading_20_2" text:outline-level="2">Animation</text:h>
      <text:p text:style-name="P9">The main player will be animated using the Unity mechanim system. <text:s/>Snuggles will be rigged as a humanoid so I can use canned kung-fu animations blended with some custom animation.</text:p>
      <text:h text:style-name="Heading_20_2" text:outline-level="2">AI</text:h>
      <text:p text:style-name="P10">AI will be a based on a beh<text:span text:style-name="T7">a</text:span>viour tree.</text:p>
      <text:h text:style-name="P24" text:outline-level="1"><text:bookmark-start text:name="__RefHeading__201_824592603"/>Appendix A Options for the Future<text:bookmark-end text:name="__RefHeading__201_824592603"/></text:h>
      <text:p text:style-name="P9">Nothing for now but I may add to this section as I build the prototyp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align="end" style:justify-single-word="false" fo:text-indent="0cm" style:auto-text-indent="false" style:page-number="auto">
        <style:tab-stops>
          <style:tab-stop style:position="17.5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2cm" fo:margin-right="0cm" fo:text-indent="0cm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0:11:59.652000000</meta:creation-date>
    <dc:date>2015-12-14T15:27:03.357000000</dc:date>
    <meta:editing-duration>PT5H7M14S</meta:editing-duration>
    <meta:editing-cycles>21</meta:editing-cycles>
    <meta:generator>LibreOffice/4.3.5.2$Windows_x86 LibreOffice_project/3a87456aaa6a95c63eea1c1b3201acedf0751bd5</meta:generator>
    <meta:document-statistic meta:table-count="0" meta:image-count="0" meta:object-count="0" meta:page-count="4" meta:paragraph-count="80" meta:word-count="874" meta:character-count="4775" meta:non-whitespace-character-count="3894"/>
  </office:meta>
</office:document-meta>
</file>